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adornments="Negrita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" svg:font-family="Arial" style:font-adornments="Negrit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c9211e" style:font-name="DejaVu Sans" fo:font-size="13pt" officeooo:rsid="000b2251" officeooo:paragraph-rsid="000b2251" fo:background-color="#ffffff" style:font-size-asian="13pt" style:font-size-complex="13pt"/>
    </style:style>
    <style:style style:name="P2" style:family="paragraph" style:parent-style-name="Header">
      <style:text-properties style:font-name="DejaVu Sans" fo:font-size="13pt" officeooo:rsid="000b2251" officeooo:paragraph-rsid="000b2251" style:font-size-asian="13pt" style:font-size-complex="13pt"/>
    </style:style>
    <style:style style:name="P3" style:family="paragraph" style:parent-style-name="Header">
      <style:text-properties style:font-name="DejaVu Sans" officeooo:rsid="000b2251" officeooo:paragraph-rsid="000b2251"/>
    </style:style>
    <style:style style:name="P4" style:family="paragraph" style:parent-style-name="Preformatted_20_Text">
      <style:paragraph-properties fo:line-height="115%"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Preformatted_20_Text">
      <style:paragraph-properties fo:line-height="115%" fo:text-align="justify" style:justify-single-word="false"/>
      <style:text-properties style:font-name="Arial" fo:font-size="12pt" fo:font-weight="bold" fo:background-color="#ffff00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Arial" fo:font-size="12pt" officeooo:paragraph-rsid="001565d6" style:font-size-asian="12pt" style:font-size-complex="12pt"/>
    </style:style>
    <style:style style:name="P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text-line-through-style="none" style:text-line-through-type="none" style:font-name="Courier New" fo:font-size="12pt" fo:font-style="normal" style:text-underline-style="none" fo:font-weight="bold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bold" officeooo:rsid="00095fb7" fo:background-color="#ffff00" loext:char-shading-value="0" style:font-weight-asian="bold" style:font-weight-complex="bold"/>
    </style:style>
    <style:style style:name="T3" style:family="text">
      <style:text-properties officeooo:rsid="00095fb7"/>
    </style:style>
    <style:style style:name="gr1" style:family="graphic">
      <style:graphic-properties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OMICILIO" form:control-implementation="ooo:com.sun.star.form.component.TextField" xml:id="control1" form:id="control1" form:readonly="true" form:max-length="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EXTO DE AYUDA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fixed-text form:name="Campo de etiqueta 1" form:control-implementation="ooo:com.sun.star.form.component.FixedText" xml:id="control2" form:id="control2" form:label="&lt;domicilio&gt;" form:printable="false" form:for="control1"/>
          <form:text form:name="Cuadro de texto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4" form:id="control4" form:max-length="2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STITUCION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uadro de texto 4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control text:anchor-type="paragraph" draw:z-index="2" draw:name="Forma3" draw:style-name="gr3" draw:text-style-name="P9" svg:width="5.822cm" svg:height="0.689cm" svg:x="6.04cm" svg:y="0.004cm" draw:control="control2"/></text:p>
      <text:p text:style-name="P7">–Entre el Ministerio de Desarrollo Social, representado en este acto por el Farmacéutico Danilo Hugo José Capitani, D.N.I. N° 17.582.369, con domicilio en Avenida Almirante Brown Nº 6998 -1er piso-de esta ciudad de Santa Fe -<text:span text:style-name="T3">D</text:span>epartamento La Capital-en adelante EL MINISTERIO, por una parte y por la otra <text:span text:style-name="T1"><draw:control text:anchor-type="as-char" svg:y="-0.559cm" draw:z-index="0" draw:name="Forma1" draw:style-name="gr4" draw:text-style-name="P10" svg:width="6.928cm" svg:height="0.606cm" draw:control="control4"/></text:span><text:span text:style-name="T1"><text:s text:c="2"/></text:span></text:p>
      <text:p text:style-name="P7"><draw:control text:anchor-type="char" draw:z-index="3" draw:name="Forma4" draw:style-name="gr2" draw:text-style-name="P8" svg:width="13.025cm" svg:height="0.609cm" svg:x="0cm" svg:y="0.056cm" draw:control="control3"/><text:s text:c="58"/>con domicilio en <draw:control text:anchor-type="as-char" svg:y="-0.445cm" draw:z-index="1" draw:name="Forma2" draw:style-name="gr4" draw:text-style-name="P10" svg:width="11.967cm" svg:height="0.556cm" draw:control="control1"/>de la localidad de <draw:control text:anchor-type="as-char" svg:y="-0.582cm" draw:z-index="4" draw:name="Forma6" draw:style-name="gr1" draw:text-style-name="P8" svg:width="14.137cm" svg:height="0.53cm" draw:control="control5"/>-Departamento <text:span text:style-name="T1"><draw:control text:anchor-type="as-char" svg:y="-0.686cm" draw:z-index="5" draw:name="Forma5" draw:style-name="gr1" draw:text-style-name="P8" svg:width="9.533cm" svg:height="0.738cm" draw:control="control6"/></text:span>-, representada en este acto por <text:span text:style-name="T1">&lt;RESPONSABLE&gt;</text:span>, <text:span text:style-name="T1">&lt;TIPO DOC&gt;</text:span> Nº <text:span text:style-name="T1">&lt;NRO DOC&gt;</text:span>, en su carácter de <text:span text:style-name="T1">&lt;CARGO&gt;</text:span>, por <text:span text:style-name="T1">&lt;RESPONSABLE2&gt;</text:span>, <text:span text:style-name="T1">&lt;TIPO DOC 2&gt;</text:span> N.º <text:span text:style-name="T1">&lt;NRO DOC 2&gt;</text:span>, en su carácter de <text:span text:style-name="T1">&lt;CARGO 2&gt;</text:span>, y por <text:span text:style-name="T1">&lt;RESPONSABLE 3&gt;</text:span>, <text:span text:style-name="T1">&lt;TIPO DOC 3&gt;</text:span> N.º <text:span text:style-name="T1">&lt;NRO DOC 3&gt;</text:span>, en su carácter de <text:span text:style-name="T1">&lt;CARGO 3&gt;</text:span>, en adelante LA BENEFICIARIA, en virtud de la gestión obrante en Expediente N° <text:span text:style-name="T2">&lt;EXPEDIENTE&gt;</text:span>, se conviene lo siguiente: </text:p>
      <text:p text:style-name="P6"/>
      <text:p text:style-name="P4">El mismo se encuadra en lo establecido por el Decreto N° 0377 de fecha 11 de marzo de2009 y las Resoluciones Nros. 000143 de fecha 25 de febrero de 2010 y 000044 de fecha 08 de febrero de 2022, y se conviene en un todo de acuerdo a los términos y condiciones particulares que seguidamente se enuncian. </text:p>
      <text:p text:style-name="P4"/>
      <text:p text:style-name="P4">PRIMERO: EL MINISTERIO otorga a LA BENEFICIARIA, la suma de PESOS <text:span text:style-name="T1">&lt;IMPORTE EN LETRAS&gt;</text:span> ($<text:span text:style-name="T1"> &lt;IMPORTE EN NRO&gt;</text:span>), que será abonada mediante cheque o transferencia bancaria, destinada a financiar <text:span text:style-name="T1">&lt; <text:s text:c="15"/>DESCRIPCION <text:s/></text:span></text:p>
      <text:p text:style-name="P5"><text:tab/><text:tab/>DEL<text:tab/> <text:s text:c="22"/><text:tab/><text:tab/><text:tab/><text:tab/><text:tab/>PROYECTO<text:tab/><text:tab/> <text:s/>&gt; </text:p>
      <text:p text:style-name="P4">en el marco del Programa de Fortalecimiento de Iniciativas y Políticas Sociales Comunitarias Territoriales “Buenas Prácticas”. - - - - - - - - - - - - - - - - - - - - - - - - - - - - - ----</text:p>
      <text:p text:style-name="P4"/>
      <text:p text:style-name="P4">SEGUNDO: La gestión que da origen al presente ha sido aprobada mediante Resolución </text:p>
      <text:p text:style-name="P4">Nº <text:span text:style-name="T1">&lt;NRO RES&gt;</text:span> de fecha <text:span text:style-name="T1">&lt;DIA&gt;</text:span> de <text:span text:style-name="T1">&lt;MES&gt;</text:span> de 2022, autorizando la inversión del subsidio para el Proyecto mencionado.- - - - - - - - - - - - - - - - - - - - - - - - - - - - - - - - - - - - -- - - -- - - -</text:p>
      <text:p text:style-name="P4"/>
      <text:p text:style-name="P4">TERCERO: EL MINISTERIO tendrá derecho a efectuar inspecciones en cualquier momento, para comprobar el destino de los fondos, a cuyo efecto tendrá acceso a los libros y documentación complementaria, que juzgue necesaria.- - - - - - - - - - - - - - - - - - - - </text:p>
      <text:p text:style-name="P4"/>
      <text:p text:style-name="P4"><text:soft-page-break/></text:p>
      <text:p text:style-name="P4">CUARTO: LA BENEFICIARIA deberá efectuar en tiempo y forma la correspondiente rendición de cuentas de la correcta inversión de los fondos y la devolución de aquellos no invertidos, conforme a lo establecido en la Resolución Nº 0029/20 del Honorable Tribunalde Cuentas de la Provincia de Santa Fe, Anexo III Rendiciones de Cuenta y/o la que en el futuro la reemplace, en todo y de acuerdo a las atribuciones conferidas por la Ley 12510 de Administración, Eficiencia y Control del Estado.- - - - - - - - - - - - - - - - - - - - - </text:p>
      <text:p text:style-name="P4"/>
      <text:p text:style-name="P4">QUINTO: El incumplimiento de las obligaciones emergentes del presente convenio, dará derecho a EL MINISTERIO a declarar la caducidad de los fondos otorgados. Declarada la misma, EL MINISTERIO podrá demandar a LA BENEFICIARIA por el reintegro de la suma acordada, dándosele a la acción, carácter de vía ejecutiva.- - - - - - - - - - - - - - - - - - - </text:p>
      <text:p text:style-name="P4"/>
      <text:p text:style-name="P4">SEXTO: La administración de los fondos que se entregan en el presente acto, queda bajo la exclusiva responsabilidad de LA BENEFICIARIA.- - - - - - - - - - - - - - - - - - - - - - - - - - - --</text:p>
      <text:p text:style-name="P4"/>
      <text:p text:style-name="P4">SÉPTIMO: LA BENEFICIARIA se compromete a confeccionar, colocar y mantener al frente de la obra o sede en donde se inviertan los fondos otorgados en el presente convenio, en lugar visible, un cartel cuyo tamaño, contenido, diseño y características será remitido oportunamente por el MINISTERIO. Se deja constancia que el no cumplimiento de parte de LA BENEFICIARIA de lo mencionado, dará derecho al MINISTERIO a confeccionarlo por su cuenta y con cargo de gastos a LA BENEFICIARIA. El cartel deberá colocarse al momento de inicio de las obras, o previamente en caso de que la BENEFICIARIA demore el inicio de las mismas luego de haber recibido los fondos. Se acreditará el cumplimiento de tal obligación con correspondiente registro fotográfico.- - - - -</text:p>
      <text:p text:style-name="P4"/>
      <text:p text:style-name="P4">OCTAVO: Ante conflictos suscitados entre las partes, para cualquier gestión judicial que emane del presente, las mismas se someterán a los Tribunales Ordinarios de la ciudad de </text:p>
      <text:p text:style-name="P4">Santa Fe, renunciando a todo fuero o jurisdicción.- - - - - - - - - - - - - - - - - - - - - - - - - - - - <text:s/>- </text:p>
      <text:p text:style-name="P4"/>
      <text:p text:style-name="P4">------En prueba de conformidad, previa lectura y ratificación, se firman tres (3)ejemplares de un mismo tenor y a un solo efecto, en la ciudad de Santa Fe, a los <text:span text:style-name="T1">&lt;DIA&gt;</text:span> días del mes de <text:span text:style-name="T1">&lt;MES&gt;</text:span> del año 2022. - - - - - - - - - - - - - - - - - - - - - - - - - - - - - - - -- - - - - - - - - - - - - -- 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adornments="Negrita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" svg:font-family="Arial" style:font-adornments="Negrit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9211e" style:font-name="DejaVu Sans" fo:font-size="13pt" officeooo:rsid="000b2251" officeooo:paragraph-rsid="000b2251" fo:background-color="#ffffff" style:font-size-asian="13pt" style:font-size-complex="13pt"/>
    </style:style>
    <style:style style:name="MP2" style:family="paragraph" style:parent-style-name="Header">
      <style:text-properties style:font-name="DejaVu Sans" fo:font-size="13pt" officeooo:rsid="000b2251" officeooo:paragraph-rsid="000b2251" style:font-size-asian="13pt" style:font-size-complex="13pt"/>
    </style:style>
    <style:style style:name="MP3" style:family="paragraph" style:parent-style-name="Header">
      <style:text-properties style:font-name="DejaVu Sans" officeooo:rsid="000b2251" officeooo:paragraph-rsid="000b2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udo</text:p>
        <text:p text:style-name="MP2">PROVINCIA DE SANTA FE</text:p>
        <text:p text:style-name="MP3">Ministerio de Desarrollo Soci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8T09:22:35.182442256</dc:date>
    <meta:editing-duration>PT3H12M13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879" meta:character-count="4554" meta:non-whitespace-character-count="3574"/>
  </office:meta>
</office:document-meta>
</file>